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2503" officeooo:paragraph-rsid="001b2503"/>
    </style:style>
    <style:style style:name="P2" style:family="paragraph" style:parent-style-name="Standard">
      <style:text-properties fo:font-weight="bold" officeooo:rsid="001b2503" officeooo:paragraph-rsid="001b2503" style:font-weight-asian="bold" style:font-weight-complex="bold"/>
    </style:style>
    <style:style style:name="P3" style:family="paragraph" style:parent-style-name="Standard">
      <style:text-properties officeooo:rsid="001b2503" officeooo:paragraph-rsid="001b2503"/>
    </style:style>
    <style:style style:name="P4" style:family="paragraph" style:parent-style-name="Standard">
      <style:text-properties fo:font-weight="bold" officeooo:rsid="001caadf" officeooo:paragraph-rsid="001caadf" style:font-weight-asian="bold" style:font-weight-complex="bold"/>
    </style:style>
    <style:style style:name="P5" style:family="paragraph" style:parent-style-name="Standard">
      <style:text-properties officeooo:rsid="001caadf" officeooo:paragraph-rsid="001caadf"/>
    </style:style>
    <style:style style:name="P6" style:family="paragraph" style:parent-style-name="Standard">
      <style:text-properties officeooo:rsid="001e23c6" officeooo:paragraph-rsid="001e23c6"/>
    </style:style>
    <style:style style:name="P7" style:family="paragraph" style:parent-style-name="Standard">
      <style:text-properties officeooo:paragraph-rsid="001e23c6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Standard">
      <style:text-properties fo:font-weight="bold" officeooo:rsid="001e23c6" officeooo:paragraph-rsid="001e23c6" style:font-weight-asian="bold" style:font-weight-complex="bold"/>
    </style:style>
    <style:style style:name="P10" style:family="paragraph" style:parent-style-name="Standard">
      <style:text-properties officeooo:rsid="001f8456" officeooo:paragraph-rsid="001f8456"/>
    </style:style>
    <style:style style:name="T1" style:family="text">
      <style:text-properties officeooo:rsid="001c80e2"/>
    </style:style>
    <style:style style:name="T2" style:family="text">
      <style:text-properties officeooo:rsid="00217c54"/>
    </style:style>
    <style:style style:name="T3" style:family="text">
      <style:text-properties officeooo:rsid="001e23c6"/>
    </style:style>
    <style:style style:name="T4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f8456"/>
    </style:style>
    <style:style style:name="T11" style:family="text">
      <style:text-properties officeooo:rsid="00201d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WEB Médiathèque</text:p>
      <text:p text:style-name="P1"/>
      <text:p text:style-name="P2">1 - Introduction</text:p>
      <text:p text:style-name="P3"/>
      <text:p text:style-name="P3">J’ai était contacté pour la mise en place d’un application web pour la gestion du contenu et des membres d’un médiathèque.</text:p>
      <text:p text:style-name="P3">Permettre de gérer l’emprunt des livres, cd et dvd,</text:p>
      <text:p text:style-name="P3"/>
      <text:p text:style-name="P2">2 - Etude du code fourni</text:p>
      <text:p text:style-name="P3"/>
      <text:p text:style-name="P3">- Ajout de la gestion de l’emprunt qui n ‘était pas limité car un membre pouvait emprunter plus de 3 livres, cd ou dvd</text:p>
      <text:p text:style-name="P3">- <text:span text:style-name="T1">Ajout d’une date d’emprunt pour gérer le blocage d’un membre pour un emprunt non rendu</text:span></text:p>
      <text:p text:style-name="P3"/>
      <text:p text:style-name="P4">3 – Mise en place des fonctionnalité</text:p>
      <text:p text:style-name="P5"/>
      <text:p text:style-name="P5">- Ajouter/Supprimer un livre</text:p>
      <text:p text:style-name="P5">- Ajouter/Supprimer un DVD</text:p>
      <text:p text:style-name="P5">- Ajouter/Supprimer un CD</text:p>
      <text:p text:style-name="P5">- Ajouter/Supprimer un jeu de plateau</text:p>
      <text:p text:style-name="P5">- Ajouter/supprimer un membre</text:p>
      <text:p text:style-name="P5">- <text:span text:style-name="T2">Modification des membres</text:span></text:p>
      <text:p text:style-name="P5">- Gestion des emprunts des membres</text:p>
      <text:p text:style-name="P5">- Création d’un espace membre pour la consultation des livres, cd …</text:p>
      <text:p text:style-name="P5"/>
      <text:p text:style-name="P6">Un fichier test.py a été fait pour tester les fonctionnalité de la base de données afin que celle-ci : </text:p>
      <text:p text:style-name="P7"><text:span text:style-name="T3">- Création d’un membre </text:span><text:span text:style-name="T4">self</text:span><text:span text:style-name="T5">.membre = Membre.objects.create(</text:span><text:span text:style-name="T6">name</text:span><text:span text:style-name="T5">=</text:span><text:span text:style-name="T7">"Jean Dupont"</text:span><text:span text:style-name="T5">, </text:span><text:span text:style-name="T6">bloque</text:span><text:span text:style-name="T5">=</text:span><text:span text:style-name="T8">False</text:span><text:span text:style-name="T5">, </text:span><text:span text:style-name="T6">emprunts_actifs</text:span><text:span text:style-name="T5">=</text:span><text:span text:style-name="T9">0</text:span><text:span text:style-name="T5">)</text:span></text:p>
      <text:p text:style-name="P6">- Création d’un livre, cd, dvd .. :</text:p>
      <text:p text:style-name="P8" loext:marker-style-name="T5"><text:span text:style-name="T4">self</text:span><text:span text:style-name="T5">.livre = Livre.objects.create(</text:span><text:span text:style-name="T6">name</text:span><text:span text:style-name="T5">=</text:span><text:span text:style-name="T7">"Python pour les Nuls"</text:span><text:span text:style-name="T5">, </text:span><text:span text:style-name="T6">titre</text:span><text:span text:style-name="T5">=</text:span><text:span text:style-name="T7">"Python pour les Nuls"</text:span><text:span text:style-name="T5">, </text:span><text:span text:style-name="T6">auteur</text:span><text:span text:style-name="T5">=</text:span><text:span text:style-name="T7">"John Doe"</text:span><text:span text:style-name="T5">)<text:line-break/></text:span><text:span text:style-name="T4">self</text:span><text:span text:style-name="T5">.dvd = DVD.objects.create(</text:span><text:span text:style-name="T6">name</text:span><text:span text:style-name="T5">=</text:span><text:span text:style-name="T7">"Inception"</text:span><text:span text:style-name="T5">, </text:span><text:span text:style-name="T6">realisateur</text:span><text:span text:style-name="T5">=</text:span><text:span text:style-name="T7">"Christopher Nolan"</text:span><text:span text:style-name="T5">)<text:line-break/></text:span><text:span text:style-name="T4">self</text:span><text:span text:style-name="T5">.cd = CD.objects.create(</text:span><text:span text:style-name="T6">name</text:span><text:span text:style-name="T5">=</text:span><text:span text:style-name="T7">"Thriller"</text:span><text:span text:style-name="T5">, </text:span><text:span text:style-name="T6">artiste</text:span><text:span text:style-name="T5">=</text:span><text:span text:style-name="T7">"Michael Jackson"</text:span><text:span text:style-name="T5">)<text:line-break/></text:span><text:span text:style-name="T4">self</text:span><text:span text:style-name="T5">.jeu = JeuDePlateau.objects.create(</text:span><text:span text:style-name="T6">name</text:span><text:span text:style-name="T5">=</text:span><text:span text:style-name="T7">"Monopoly"</text:span><text:span text:style-name="T5">, </text:span><text:span text:style-name="T6">createur</text:span><text:span text:style-name="T5">=</text:span><text:span text:style-name="T7">"Parker Brothers"</text:span><text:span text:style-name="T5">)</text:span></text:p>
      <text:p text:style-name="P6"/>
      <text:p text:style-name="P9">4 – Instruction pour exécuter l’application</text:p>
      <text:p text:style-name="P6"/>
      <text:p text:style-name="P6">- <text:span text:style-name="T10">Cloner le repository GitHub</text:span></text:p>
      <text:p text:style-name="P6"><text:a xlink:type="simple" xlink:href="https://github.com/Romain-da/mediatheque.git" text:style-name="Internet_20_link" text:visited-style-name="Visited_20_Internet_20_Link">https://github.com/Romain-da/mediatheque.git</text:a></text:p>
      <text:p text:style-name="P10">git clone <text:a xlink:type="simple" xlink:href="https://github.com/Romain-da/mediatheque.git" text:style-name="Internet_20_link" text:visited-style-name="Visited_20_Internet_20_Link">https://github.com/Romain-da/mediatheque.git</text:a></text:p>
      <text:p text:style-name="P10">cd mediatheque</text:p>
      <text:p text:style-name="P10"/>
      <text:p text:style-name="P10">- Installer les dépendances </text:p>
      <text:p text:style-name="P10">Python -m venv myenv</text:p>
      <text:p text:style-name="P10">source myenv/bin/activate : Linux</text:p>
      <text:p text:style-name="P10">myenv\Scripts\activate : Windows</text:p>
      <text:p text:style-name="P10">pip install -r requirements.txt</text:p>
      <text:p text:style-name="P10"/>
      <text:p text:style-name="P10">- Initialiser la BDD</text:p>
      <text:p text:style-name="P10">Python manage.py migrate</text:p>
      <text:p text:style-name="P10"/>
      <text:p text:style-name="P10">- Lancer le serveur.</text:p>
      <text:p text:style-name="P10">Python manage.py runserver</text:p>
      <text:p text:style-name="P10"><text:soft-page-break/>Accéder à l’application : <text:a xlink:type="simple" xlink:href="http://127.0.0.1:8000/" text:style-name="Internet_20_link" text:visited-style-name="Visited_20_Internet_20_Link">http://127.0.0.1:8000/</text:a></text:p>
      <text:p text:style-name="P10">5 – Conclusion</text:p>
      <text:p text:style-name="P10">Ce projet a permis de <text:span text:style-name="T11">développer une application web pour la gestion des livres, cd, dvd .. dans une médiathèque afin de gérer les emprunts fait par les memb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8:19:13.422000000</meta:creation-date>
    <dc:date>2025-02-04T18:11:39.883000000</dc:date>
    <meta:editing-duration>PT30M8S</meta:editing-duration>
    <meta:editing-cycles>6</meta:editing-cycles>
    <meta:generator>LibreOffice/24.8.4.1$Windows_X86_64 LibreOffice_project/1be9007f5d86a3741c366527d13e2970cbeef057</meta:generator>
    <meta:document-statistic meta:table-count="0" meta:image-count="0" meta:object-count="0" meta:page-count="2" meta:paragraph-count="37" meta:word-count="281" meta:character-count="1992" meta:non-whitespace-character-count="1743"/>
  </office:meta>
</office:document-meta>
</file>